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0835in" fo:margin-bottom="0in" style:contextual-spacing="false"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.0835in" fo:margin-bottom="0.1945in" style:contextual-spacing="false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ext_20_body" style:list-style-name="WWNum1">
      <style:paragraph-properties fo:line-height="150%"/>
    </style:style>
    <style:style style:name="P9" style:family="paragraph" style:parent-style-name="Text_20_body" style:list-style-name="WWNum1">
      <style:paragraph-properties fo:line-height="150%"/>
      <style:text-properties officeooo:paragraph-rsid="003636f3"/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Text_20_body">
      <style:paragraph-properties fo:line-height="150%"/>
      <style:text-properties officeooo:paragraph-rsid="003636f3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22cb61" officeooo:paragraph-rsid="0022cb61" style:font-weight-asian="bold" style:font-weight-complex="bold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officeooo:rsid="003636f3" style:font-weight-asian="bold" style:font-size-complex="14pt"/>
    </style:style>
    <style:style style:name="T5" style:family="text">
      <style:text-properties officeooo:rsid="003636f3"/>
    </style:style>
    <style:style style:name="T6" style:family="text">
      <style:text-properties officeooo:rsid="003678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МІНІСТЕРСТВО ОСВІТИ І НАУКИ УКРАЇНИ</text:span><text:span text:style-name="T1"/></text:p>
      <text:p text:style-name="P4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2"/>
      <text:p text:style-name="P4"><text:span text:style-name="T1">Навчально-науковий інститут інформаційних технологій</text:span><text:span text:style-name="T1"/></text:p>
      <text:p text:style-name="P4"><text:span text:style-name="T1">Кафедра інженерії програмного забезпечення</text:span><text:span text:style-name="T1"/></text:p>
      <text:p text:style-name="P2"/>
      <text:p text:style-name="P2"/>
      <text:p text:style-name="P2"/>
      <text:p text:style-name="P1"><text:span text:style-name="T3">ПРАКТИЧНА РОБОТА </text:span><text:span text:style-name="T4">9</text:span><text:span text:style-name="T3">.</text:span></text:p>
      <text:p text:style-name="P12">АНТИКРИЗОВИЙ МЕНЕДЖМЕНТ</text:p>
      <text:p text:style-name="P2"/>
      <text:p text:style-name="P2"/>
      <text:p text:style-name="P7"><text:span text:style-name="T1">Підготував: студент групи ПД</text:span><text:span text:style-name="T2">М</text:span><text:span text:style-name="T1">-51</text:span><text:span text:style-name="T1"/></text:p>
      <text:p text:style-name="P7"><text:span text:style-name="T2">Гапей Максим Юр</text:span><text:span text:style-name="T1">і</text:span><text:span text:style-name="T2">йович</text:span><text:span text:style-name="T2"/></text:p>
      <text:p text:style-name="P7"><text:span text:style-name="T1">Перевірив: викладач</text:span><text:span text:style-name="T1"/></text:p>
      <text:p text:style-name="P7"><text:span text:style-name="T1">Ващенко Олександр Петрович</text:span><text:span text:style-name="T1"/></text:p>
      <text:p text:style-name="P2"/>
      <text:p text:style-name="P2"/>
      <text:p text:style-name="P2"/>
      <text:p text:style-name="P2"/>
      <text:p text:style-name="P4"><text:span text:style-name="T1">Київ 202</text:span><text:span text:style-name="T2">4</text:span><text:span text:style-name="T2"/></text:p>
      <text:p text:style-name="P4"/>
      <text:p text:style-name="P3"><text:soft-page-break/>Контрольні запитання <text:s/>і завдання</text:p>
      <text:list xml:id="list1793614071" text:style-name="WWNum1">
        <text:list-item>
          <text:p text:style-name="P8">В чому полягає суть кризи?</text:p>
        </text:list-item>
      </text:list>
      <text:p text:style-name="P10">Відповідь: Суть кризи полягає в раптовому виникненні серйозних проблем або загроз, які можуть вплинути на стабільність, ефективність або існування системи, організації або процесу.</text:p>
      <text:list xml:id="list180214587427686" text:continue-numbering="true" text:style-name="WWNum1">
        <text:list-item>
          <text:p text:style-name="P9">Класифікація кризових факторів.</text:p>
        </text:list-item>
      </text:list>
      <text:p text:style-name="P11">Відповідь: <text:span text:style-name="T6">Ек</text:span>ономічн<text:span text:style-name="T6">ий</text:span>, соціальни<text:span text:style-name="T6">й</text:span>, природни<text:span text:style-name="T6">й</text:span> <text:span text:style-name="T6">та</text:span> політични<text:span text:style-name="T6">й</text:span>.</text:p>
      <text:list xml:id="list180214313627939" text:continue-numbering="true" text:style-name="WWNum1">
        <text:list-item>
          <text:p text:style-name="P9">Які можливі наслідки кризи?</text:p>
        </text:list-item>
      </text:list>
      <text:p text:style-name="P11">Відповідь: Наслідки можуть бути різноманітними і залежать від типу кризи та її впливу на конкретну систему або організацію. Деякі можливі наслідки включають фінансові втрати, втрату репутації, життя людей, руйнування майна, погіршення умов праці тощо.</text:p>
      <text:list xml:id="list180216112257802" text:continue-numbering="true" text:style-name="WWNum1">
        <text:list-item>
          <text:p text:style-name="P9">Суть антикризового управління.</text:p>
        </text:list-item>
      </text:list>
      <text:p text:style-name="P11">Відповідь: Суть полягає в систематичному аналізі, плануванні та впровадженні стратегій та заходів, спрямованих на запобігання, пом'якшення або подолання кризових ситуацій у підприємствах, організаціях або системах.</text:p>
      <text:list xml:id="list180215597451996" text:continue-numbering="true" text:style-name="WWNum1">
        <text:list-item>
          <text:p text:style-name="P9">Охарактеризуйте фази розвитку кризи.</text:p>
        </text:list-item>
      </text:list>
      <text:p text:style-name="P11">Відповідь: Прелюдія - попередні ознаки кризи, такі як зростання проблем або загроз. Розвиток - зростання інтенсивності проблем, загострення ситуації. Кульмінація - пік кризової ситуації, коли наслідки стають найбільш відчутними. <text:span text:style-name="T6">Рішення</text:span> - зменшення інтенсивності проблем та відновлення стабільності або пошук шляхів виходу з кризи. Навчання - аналіз причин і наслідків кризи для запобігання майбутнім ситуаціям.</text:p>
      <text:list xml:id="list180214533596828" text:continue-numbering="true" text:style-name="WWNum1">
        <text:list-item>
          <text:p text:style-name="P9">Яким чином відбувається вибір стратегічних напрямів виходу з кризи?</text:p>
        </text:list-item>
      </text:list>
      <text:p text:style-name="P11"><text:soft-page-break/>Відповідь: <text:span text:style-name="T6">Н</text:span>а основі комплексного аналізу ситуації, враховуючи внутрішні та зовнішні фактори, а також ресурси та можливості організації, <text:span text:style-name="T6">ц</text:span>е може включати оцінку ризиків, аналіз потреб інвесторів або кредиторів, розробку планів зменшення витрат, стратегій відновлення репутації тощо.</text:p>
      <text:list xml:id="list180215790791051" text:continue-numbering="true" text:style-name="WWNum1">
        <text:list-item>
          <text:p text:style-name="P9">Поясніть зміст концепції подолання кризи.</text:p>
        </text:list-item>
      </text:list>
      <text:p text:style-name="P11">Відповідь: Концепція подолання кризи передбачає розроблення та впровадження стратегій і заходів з метою вирішення проблем, що виникають у кризовій ситуації. Основною метою є зменшення негативних наслідків кризи та відновлення стабільності.</text:p>
      <text:list xml:id="list180214746820748" text:continue-numbering="true" text:style-name="WWNum1">
        <text:list-item>
          <text:p text:style-name="P9">Охарактеризуйте процес управління в кризовій ситуації.</text:p>
        </text:list-item>
      </text:list>
      <text:p text:style-name="P11">Відповідь: Процес управління в кризовій ситуації включає в себе аналіз ситуації, прийняття рішень, впровадження заходів з метою мінімізації втрат та відновлення стабільності. Він може включати такі етапи, як ідентифікація проблем, планування дій, координація зусиль персоналу та контроль за виконанням заходів.</text:p>
      <text:list xml:id="list180215697108420" text:continue-numbering="true" text:style-name="WWNum1">
        <text:list-item>
          <text:p text:style-name="P9">Які основні завдання антикризового управління в Україні?</text:p>
        </text:list-item>
      </text:list>
      <text:p text:style-name="P11">Відповідь: <text:span text:style-name="T5">З</text:span>абезпечення стійкості економіки та підприємств до кризових ситуацій, зниження втрат в умовах кризи, забезпечення стабільності фінансової системи, підтримка соціальної сфери та захист інтересів громадян.</text:p>
      <text:list xml:id="list180214949601708" text:continue-numbering="true" text:style-name="WWNum1">
        <text:list-item>
          <text:p text:style-name="P9">Запропонуйте механізми антикризового управління в Україні.</text:p>
        </text:list-item>
      </text:list>
      <text:p text:style-name="P11">Відповідь: <text:span text:style-name="T5">С</text:span>ворення спеціальних установ та органів, які координуватимуть дії уряду, банків, підприємств та інших суб'єктів економіки у разі кризових ситуацій, <text:span text:style-name="T5">т</text:span>акож це може включати прийняття економічних та фінансових заходів, спрямованих на підтримку економіки та забезпечення її стійкості.</text:p>
      <text:list xml:id="list180216037593445" text:continue-numbering="true" text:style-name="WWNum1">
        <text:list-item>
          <text:p text:style-name="P9"><text:soft-page-break/>У чому полягає основне завдання антикризового управління?</text:p>
        </text:list-item>
      </text:list>
      <text:p text:style-name="P11">Відповідь: Основне завдання антикризового управління полягає в мінімізації негативних наслідків кризової ситуації шляхом прийняття стратегічних рішень, спрямованих на відновлення стабільності та забезпечення подальшого розвитку організації чи економі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30T18:02:14.077405254</dc:date>
    <meta:editing-cycles>130</meta:editing-cycles>
    <meta:editing-duration>PT7H9M53S</meta:editing-duration>
    <meta:generator>LibreOffice/7.4.7.2$Linux_X86_64 LibreOffice_project/40$Build-2</meta:generator>
    <meta:document-statistic meta:table-count="0" meta:image-count="0" meta:object-count="0" meta:page-count="4" meta:paragraph-count="34" meta:word-count="446" meta:character-count="3582" meta:non-whitespace-character-count="3180"/>
    <meta:user-defined meta:name="AppVersion">15.0000</meta:user-defined>
    <meta:template xlink:type="simple" xlink:actuate="onRequest" xlink:title="Normal" xlink:href=""/>
  </office:meta>
</office:document-meta>
</file>